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b0f" officeooo:paragraph-rsid="0006cb0f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6cb0f" officeooo:paragraph-rsid="0006cb0f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6cb0f" officeooo:paragraph-rsid="00075f25"/>
    </style:style>
    <style:style style:name="P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06cb0f" officeooo:paragraph-rsid="0006cb0f"/>
    </style:style>
    <style:style style:name="P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06cb0f" officeooo:paragraph-rsid="0006cb0f"/>
    </style:style>
    <style:style style:name="P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06cb0f" officeooo:paragraph-rsid="00075f25"/>
    </style:style>
    <style:style style:name="P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075f25" officeooo:paragraph-rsid="00075f25"/>
    </style:style>
    <style:style style:name="P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0c871b" officeooo:paragraph-rsid="000d73f3"/>
    </style:style>
    <style:style style:name="P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Standard">
      <style:text-properties officeooo:rsid="000adf60" officeooo:paragraph-rsid="000adf60"/>
    </style:style>
    <style:style style:name="P11" style:family="paragraph" style:parent-style-name="Standard">
      <style:text-properties officeooo:rsid="000aed3b" officeooo:paragraph-rsid="000aed3b"/>
    </style:style>
    <style:style style:name="P12" style:family="paragraph" style:parent-style-name="Standard">
      <style:text-properties officeooo:paragraph-rsid="000aed3b"/>
    </style:style>
    <style:style style:name="P13" style:family="paragraph" style:parent-style-name="Standard">
      <style:text-properties officeooo:rsid="000bc8b8"/>
    </style:style>
    <style:style style:name="P14" style:family="paragraph" style:parent-style-name="Standard">
      <style:text-properties officeooo:paragraph-rsid="000bc8b8"/>
    </style:style>
    <style:style style:name="P15" style:family="paragraph" style:parent-style-name="Standard">
      <style:text-properties officeooo:paragraph-rsid="000c6dc4"/>
    </style:style>
    <style:style style:name="P16" style:family="paragraph" style:parent-style-name="Standard">
      <style:text-properties officeooo:paragraph-rsid="000c871b"/>
    </style:style>
    <style:style style:name="P17" style:family="paragraph" style:parent-style-name="Standard">
      <style:text-properties officeooo:rsid="000c871b" officeooo:paragraph-rsid="000d73f3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75f25" officeooo:paragraph-rsid="00075f25"/>
    </style:style>
    <style:style style:name="T1" style:family="text">
      <style:text-properties officeooo:rsid="00075f25"/>
    </style:style>
    <style:style style:name="T2" style:family="text">
      <style:text-properties officeooo:rsid="0009e0bf"/>
    </style:style>
    <style:style style:name="T3" style:family="text">
      <style:text-properties officeooo:rsid="000adf60"/>
    </style:style>
    <style:style style:name="T4" style:family="text">
      <style:text-properties officeooo:rsid="000aed3b"/>
    </style:style>
    <style:style style:name="T5" style:family="text">
      <style:text-properties officeooo:rsid="000bc8b8"/>
    </style:style>
    <style:style style:name="T6" style:family="text">
      <style:text-properties officeooo:rsid="000c6dc4"/>
    </style:style>
    <style:style style:name="T7" style:family="text">
      <style:text-properties officeooo:rsid="000c871b"/>
    </style:style>
    <style:style style:name="T8" style:family="text">
      <style:text-properties officeooo:rsid="000d73f3"/>
    </style:style>
    <style:style style:name="T9" style:family="text">
      <style:text-properties officeooo:rsid="000df8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З 2: <text:s text:c="2"/>1. Определил первичный как Id, не пустой, автоинкремент. Внешние ключи: </text:p>
      <text:p text:style-name="P1"><text:tab/><text:tab/>FOREIGN KEY("teacher_id") REFERENCES "teachers"("id"),</text:p>
      <text:p text:style-name="P1"><text:tab/><text:tab/>FOREIGN KEY("stream_id") REFERENCES "streams"("id"),</text:p>
      <text:p text:style-name="P4">2. Про ограничение уникальности — согласен. Отчего-то я упустил из виду это задание.</text:p>
      <text:p text:style-name="P5"/>
      <text:p text:style-name="P3">ДЗ 4.2: Добавил в таблицу <text:span text:style-name="T4">ещё </text:span>данных. <text:span text:style-name="T1">Результат тот же. </text:span></text:p>
      <text:p text:style-name="P7"><text:s/>Обратный запрос даёт вполне предсказуемый результат. Я озадачен.</text:p>
      <text:p text:style-name="P6"/>
      <text:p text:style-name="P18">ДЗ 6.3: Справедливое замечание. Обдумал, понял.</text:p>
      <text:p text:style-name="P18"/>
      <text:p text:style-name="Standard"><text:span text:style-name="T9">8</text:span><text:span text:style-name="T2">.1 </text:span>SELECT DISTINCT</text:p>
      <text:p text:style-name="Standard"><text:tab/>name AS course_name,</text:p>
      <text:p text:style-name="Standard"><text:tab/>SUM(students_amount) over(Partition by course_id) AS total_students</text:p>
      <text:p text:style-name="Standard"><text:tab/>FROM streams LEFT JOIN courses</text:p>
      <text:p text:style-name="Standard"><text:tab/>on course_id = courses.id;</text:p>
      <text:p text:style-name="Standard"/>
      <text:p text:style-name="Standard"><text:span text:style-name="T9">8</text:span><text:span text:style-name="T3">.2 </text:span>SELECT DISTINCT</text:p>
      <text:p text:style-name="Standard"><text:tab/>teachers.id,</text:p>
      <text:p text:style-name="Standard"><text:tab/>surname,</text:p>
      <text:p text:style-name="Standard"><text:tab/>name,</text:p>
      <text:p text:style-name="Standard"><text:tab/>avg(performance) OVER (PARTITION BY teachers.id) as AVG</text:p>
      <text:p text:style-name="Standard"><text:tab/>from teachers LEFT JOIN academic_performance</text:p>
      <text:p text:style-name="Standard"><text:tab/>ON teachers.id = teacher_id;</text:p>
      <text:p text:style-name="Standard"/>
      <text:p text:style-name="P14"><text:span text:style-name="T9">8</text:span><text:span text:style-name="T4">.3<text:tab/></text:span><text:span text:style-name="T5">Без индексов запрос выполняется — 18 мс.</text:span></text:p>
      <text:p text:style-name="P14"/>
      <text:p text:style-name="P15"><text:tab/>CREATE INDEX flow_number_idx on streams(flow_number); <text:span text:style-name="T5">—</text:span> <text:span text:style-name="T6">15 мс</text:span></text:p>
      <text:p text:style-name="P12"/>
      <text:p text:style-name="Standard"><text:tab/>CREATE INDEX surname_idx on teachers(surname);</text:p>
      <text:p text:style-name="Standard"><text:tab/>CREATE INDEX name_idx on teachers(name);</text:p>
      <text:p text:style-name="P16"><text:tab/>CREATE INDEX performance_idx on academic_performance(performance); <text:span text:style-name="T5">—</text:span> <text:span text:style-name="T5">6мс.</text:span></text:p>
      <text:p text:style-name="P16"/>
      <text:p text:style-name="Standard"><text:tab/>CREATE INDEX flow_number_idx on streams(flow_number);</text:p>
      <text:p text:style-name="Standard"><text:tab/>CREATE INDEX surname_idx on teachers(surname);</text:p>
      <text:p text:style-name="Standard"><text:tab/>CREATE INDEX name_idx on teachers(name);</text:p>
      <text:p text:style-name="P16"><text:tab/>CREATE INDEX performance_idx on academic_performance(performance); <text:span text:style-name="T5">—</text:span> <text:span text:style-name="T7">3 мс. </text:span></text:p>
      <text:p text:style-name="P13"/>
      <text:p text:style-name="P17"><text:span text:style-name="T9">8</text:span>.4 Скриншоты. <text:span text:style-name="T8">SQLiteStudio не получилось быстро собрать из</text:span></text:p>
      <text:p text:style-name="P8"><text:span text:style-name="T8">исходников собрать. С установочным пакетом возникли сложности, возможно зависимости не все удовлетворены. Подумал, что мой вариант ничуть не хуже.</text:span></text:p>
      <text:p text:style-name="P12"><text:tab/></text:p>
      <text:p text:style-name="P9"/>
      <text:p text:style-name="P11"/>
      <text:p text:style-name="P10"/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0:46:36.571041233</meta:creation-date>
    <dc:date>2021-09-28T14:22:27.802477151</dc:date>
    <meta:editing-duration>PT57M25S</meta:editing-duration>
    <meta:editing-cycles>5</meta:editing-cycles>
    <meta:generator>LibreOffice/7.1.6.2$Linux_X86_64 LibreOffice_project/10$Build-2</meta:generator>
    <meta:document-statistic meta:table-count="0" meta:image-count="0" meta:object-count="0" meta:page-count="1" meta:paragraph-count="31" meta:word-count="178" meta:character-count="1477" meta:non-whitespace-character-count="1295"/>
  </office:meta>
</office:document-meta>
</file>